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b74bc" officeooo:paragraph-rsid="001b74bc"/>
    </style:style>
    <style:style style:name="P2" style:family="paragraph" style:parent-style-name="Standard">
      <style:paragraph-properties fo:text-align="center" style:justify-single-word="false"/>
      <style:text-properties officeooo:rsid="001b74bc" officeooo:paragraph-rsid="001b74bc"/>
    </style:style>
    <style:style style:name="P3" style:family="paragraph" style:parent-style-name="Standard">
      <style:text-properties fo:font-style="italic" officeooo:rsid="001b74bc" officeooo:paragraph-rsid="001b74bc" style:font-style-asian="italic" style:font-style-complex="italic"/>
    </style:style>
    <style:style style:name="P4" style:family="paragraph" style:parent-style-name="Standard">
      <style:text-properties officeooo:rsid="001c38ed" officeooo:paragraph-rsid="001c38ed"/>
    </style:style>
    <style:style style:name="P5" style:family="paragraph" style:parent-style-name="Standard">
      <style:text-properties officeooo:rsid="001d99cb" officeooo:paragraph-rsid="001eaf04"/>
    </style:style>
    <style:style style:name="P6" style:family="paragraph" style:parent-style-name="Standard">
      <style:text-properties officeooo:rsid="001eaf04" officeooo:paragraph-rsid="001eaf04"/>
    </style:style>
    <style:style style:name="P7" style:family="paragraph" style:parent-style-name="Standard">
      <style:text-properties officeooo:rsid="00206bfd" officeooo:paragraph-rsid="00206bfd"/>
    </style:style>
    <style:style style:name="P8" style:family="paragraph" style:parent-style-name="Standard">
      <style:text-properties officeooo:rsid="00210b0f" officeooo:paragraph-rsid="00210b0f"/>
    </style:style>
    <style:style style:name="P9" style:family="paragraph" style:parent-style-name="Standard">
      <style:text-properties officeooo:rsid="00227099" officeooo:paragraph-rsid="00227099"/>
    </style:style>
    <style:style style:name="P10" style:family="paragraph" style:parent-style-name="Standard">
      <style:text-properties officeooo:rsid="00243311" officeooo:paragraph-rsid="00243311"/>
    </style:style>
    <style:style style:name="P11" style:family="paragraph" style:parent-style-name="Heading_20_3">
      <style:paragraph-properties fo:break-before="page"/>
    </style:style>
    <style:style style:name="T1" style:family="text">
      <style:text-properties style:font-name="Liberation Sans" fo:font-size="28pt" fo:font-weight="bold" officeooo:rsid="001b74bc" style:font-name-asian="PingFang SC" style:font-size-asian="28pt" style:font-weight-asian="bold" style:font-name-complex="Arial Unicode MS" style:font-size-complex="28pt" style:font-weight-complex="bold"/>
    </style:style>
    <style:style style:name="T2" style:family="text">
      <style:text-properties officeooo:rsid="001c38ed"/>
    </style:style>
    <style:style style:name="T3" style:family="text">
      <style:text-properties officeooo:rsid="001d99cb"/>
    </style:style>
    <style:style style:name="T4" style:family="text">
      <style:text-properties officeooo:rsid="001eaf04"/>
    </style:style>
    <style:style style:name="T5" style:family="text">
      <style:text-properties officeooo:rsid="00210b0f"/>
    </style:style>
    <style:style style:name="T6" style:family="text">
      <style:text-properties officeooo:rsid="00227099"/>
    </style:style>
    <style:style style:name="T7" style:family="text">
      <style:text-properties fo:font-size="10pt" style:font-size-asian="10pt" style:font-size-complex="10pt"/>
    </style:style>
    <style:style style:name="T8" style:family="text">
      <style:text-properties style:text-position="super 58%"/>
    </style:style>
    <style:style style:name="T9" style:family="text">
      <style:text-properties style:text-position="super 58%" officeooo:rsid="001eaf04"/>
    </style:style>
    <style:style style:name="T10" style:family="text">
      <style:text-properties officeooo:rsid="00243311"/>
    </style:style>
    <style:style style:name="T11" style:family="text">
      <style:text-properties officeooo:rsid="002462a9"/>
    </style:style>
    <style:style style:name="T12" style:family="text">
      <style:text-properties officeooo:rsid="0024fc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text:span text:style-name="T1">Rise of Seshatism</text:span></text:p>
      <text:p text:style-name="P2">by <text:span text:style-name="T10">William Alexander Morris, </text:span>Sven Nilsen, 2021</text:p>
      <text:p text:style-name="P1"/>
      <text:p text:style-name="P3">In this paper <text:span text:style-name="T10">we</text:span> present a hypothesis that Seshatism will rise significantly over the world in future populations compared to Platonism, due to less discrimination against <text:span text:style-name="T5">women, left-handedness</text:span> and genetic inheritage of the right-hemisphere dominance in the brain. This will lead to a change of the bias in philosophy from crediting knowledge to abstract ideas, to crediting knowledge by causality.</text:p>
      <text:p text:style-name="P1"/>
      <text:p text:style-name="P1">There is no evidence that left-handedness<text:span text:style-name="T8"><text:reference-ref text:reference-format="text" text:ref-name="handedness">[1]</text:reference-ref></text:span> has been domina<text:span text:style-name="T12">nt</text:span> at any point in the history of human populations. However, in pre-historic times, the fraction of left-handedness was significantly higher than today, possibly as much as 44%<text:span text:style-name="T8"><text:reference-ref text:reference-format="text" text:ref-name="history of handedness - prehistory">[2]</text:reference-ref></text:span>. An evolutionary explanation could be that <text:span text:style-name="T2">left-hemisphere dominance versus right-hemisphere dominance was more stable, having a lifestyle and environment which required both creative thinking and communication. A left-handed person uses the right-hemisphere and a right-handed person uses the left-hemisphere as the dominant part of the brain.</text:span></text:p>
      <text:p text:style-name="P1"/>
      <text:p text:style-name="P4">With the invention of agriculture, the traits of right-hemisphere dominance might have caused problems for a stable society and been associated with crime and mental illness, which was often imagined as being possessed by evil spirits. This association of “left-handed” with “evil” was significant and caused discrimination against left-handed people. However, left-handedness was also associated with divinity in some civilizations. This <text:span text:style-name="T3">polarization</text:span> of good and evil might have influenced religions and mythology as a more binary way of thinking, which became more abstract <text:span text:style-name="T3">over time</text:span> and led to the rise of Platonism<text:span text:style-name="T8"><text:reference-ref text:reference-format="text" text:ref-name="platonism">[3]</text:reference-ref></text:span>. <text:span text:style-name="T3">With other words, the “binary way of thinking” is the left-hemisphere viewing the right-hemisphere as a categorisation into “good” and “evil”.</text:span></text:p>
      <text:p text:style-name="P4"/>
      <text:p text:style-name="P5">However, Platonism is not only a rise of abstract thought, but also a collapse in concrete thought. This might have been caused by a development of male avatars replacing female avatars in mythology, with increased oppression of women and their loss of the role as “wisdom-givers” <text:span text:style-name="T5">as</text:span> balance <text:span text:style-name="T5">to</text:span> the rising role of the “philosopher” in the Western civilization. <text:span text:style-name="T4">Oppression of women allowed control over reproduction and more strict artificial selection for left-hemisphere dominance.</text:span></text:p>
      <text:p text:style-name="P5"/>
      <text:p text:style-name="P5">The reason <text:span text:style-name="T11">for </text:span>this transition, can be explained by looking at the events <text:span text:style-name="T4">prior to ancient Greece, with the collapse of the Minoan civilization</text:span><text:span text:style-name="T9"><text:reference-ref text:reference-format="text" text:ref-name="minoan civilization">[4]</text:reference-ref></text:span><text:span text:style-name="T4">, which worshipped female deities. The Minoan civilization was weakened by the Thera vulcano eruption and conquered by Mycenaeans. This might have gradually changed the ideological balance from female deities to male deities over time and influenced the view of women in Abrahamic religions.</text:span></text:p>
      <text:p text:style-name="P6"/>
      <text:p text:style-name="P7">Seshat<text:span text:style-name="T8"><text:reference-ref text:reference-format="text" text:ref-name="seshat">[5]</text:reference-ref></text:span> was an ancient Egyption goddess of writing, wisdom and knowledge. Later, a male god named “Thoth” was put in the same role, with Seshat as his daughter or sometimes wife. The Egyptian empire used female scribes who worshipped Seshat. Yet, in Abrahamic religions it became less common to teach women to read and write. The justice system developed after Plato, based on written laws, excluded women from important rights such as property ownership, voting etc.</text:p>
      <text:p text:style-name="P7"/>
      <text:p text:style-name="P7">Ou<text:span text:style-name="T11">r</text:span> modern civilization increase<text:span text:style-name="T6">s</text:span> women rights, which lead<text:span text:style-name="T12">s</text:span> to the loss of strict artificial selection for left-hemisphere dominance and Platonism, which in turn increases the fraction of right-hemisphere dominance and the demand for Seshatism<text:span text:style-name="T8"><text:reference-ref text:reference-format="text" text:ref-name="seshatism">[6]</text:reference-ref></text:span>. When this fraction returns to normal genetic diversity, which might be as high as 44%, there will be a corresponding change of bias in philosophy from crediting knowledge to abstract ideas, to crediting knowledge by causality.</text:p>
      <text:p text:style-name="P7"/>
      <text:p text:style-name="P8">In summary, increase of women rights increases left-handedness, which in turn increases Seshatism.</text:p>
      <text:p text:style-name="P10">This hypothesis was inspired by studying conversations with GPT-3<text:span text:style-name="T8"><text:reference-ref text:reference-format="text" text:ref-name="conversations with gpt-3">[7]</text:reference-ref></text:span> and historical evidence.</text:p>
      <text:h text:style-name="P11" text:outline-level="3">References:</text:h>
      <text:p text:style-name="P8"/>
      <text:p text:style-name="P9"><text:reference-mark-start text:name="handedness"/>[1]<text:reference-mark-end text:name="handedness"/><text:tab/>“Handedness”</text:p>
      <text:p text:style-name="P9"><text:tab/>Wikipedia</text:p>
      <text:p text:style-name="P9"><text:tab/><text:a xlink:type="simple" xlink:href="https://en.wikipedia.org/wiki/Handedness" text:style-name="Internet_20_link" text:visited-style-name="Visited_20_Internet_20_Link"><text:span text:style-name="T7">https://en.wikipedia.org/wiki/Handedness</text:span></text:a></text:p>
      <text:p text:style-name="P9"/>
      <text:p text:style-name="P9"><text:reference-mark-start text:name="history of handedness - prehistory"/>[2]<text:reference-mark-end text:name="history of handedness - prehistory"/><text:tab/>“History of Handedness – Prehistory”</text:p>
      <text:p text:style-name="P9"><text:tab/>RightLeftRightWrong?<text:line-break/><text:tab/><text:a xlink:type="simple" xlink:href="https://www.rightleftrightwrong.com/history_prehistory.html" text:style-name="Internet_20_link" text:visited-style-name="Visited_20_Internet_20_Link"><text:span text:style-name="T7">https://www.rightleftrightwrong.com/history_prehistory.html</text:span></text:a></text:p>
      <text:p text:style-name="P9"/>
      <text:p text:style-name="P9"><text:reference-mark-start text:name="platonism"/>[3]<text:reference-mark-end text:name="platonism"/><text:tab/>“Platonism”</text:p>
      <text:p text:style-name="P9"><text:tab/>Wikipedia</text:p>
      <text:p text:style-name="P9"><text:tab/><text:a xlink:type="simple" xlink:href="https://en.wikipedia.org/wiki/Platonism" text:style-name="Internet_20_link" text:visited-style-name="Visited_20_Internet_20_Link"><text:span text:style-name="T7">https://en.wikipedia.org/wiki/Platonism</text:span></text:a></text:p>
      <text:p text:style-name="P9"/>
      <text:p text:style-name="P10"><text:reference-mark-start text:name="minoan civilization"/>[4]<text:reference-mark-end text:name="minoan civilization"/><text:tab/>“Minoan civilization”</text:p>
      <text:p text:style-name="P10"><text:tab/>Wikipedia</text:p>
      <text:p text:style-name="P10"><text:tab/><text:a xlink:type="simple" xlink:href="https://en.wikipedia.org/wiki/Minoan_civilization" text:style-name="Internet_20_link" text:visited-style-name="Visited_20_Internet_20_Link"><text:span text:style-name="T7">https://en.wikipedia.org/wiki/Minoan_civilization</text:span></text:a></text:p>
      <text:p text:style-name="P10"/>
      <text:p text:style-name="P10"><text:reference-mark-start text:name="seshat"/>[5]<text:reference-mark-end text:name="seshat"/><text:tab/>“Seshat”</text:p>
      <text:p text:style-name="P10"><text:tab/>Wikipedia</text:p>
      <text:p text:style-name="P10"><text:tab/><text:a xlink:type="simple" xlink:href="https://en.wikipedia.org/wiki/Seshat" text:style-name="Internet_20_link" text:visited-style-name="Visited_20_Internet_20_Link"><text:span text:style-name="T7">https://en.wikipedia.org/wiki/Seshat</text:span></text:a></text:p>
      <text:p text:style-name="P10"/>
      <text:p text:style-name="P10"><text:reference-mark-start text:name="seshatism"/>[6]<text:reference-mark-end text:name="seshatism"/><text:tab/>“Seshatism”</text:p>
      <text:p text:style-name="P10"><text:tab/>Sven Nilsen, 2021</text:p>
      <text:p text:style-name="P10"><text:tab/><text:a xlink:type="simple" xlink:href="https://github.com/advancedresearch/path_semantics/blob/master/papers-wip2/seshatism.pdf" text:style-name="Internet_20_link" text:visited-style-name="Visited_20_Internet_20_Link"><text:span text:style-name="T7">https://github.com/advancedresearch/path_semantics/blob/master/papers-wip2/seshatism.pdf</text:span></text:a></text:p>
      <text:p text:style-name="P10"/>
      <text:p text:style-name="P10"><text:reference-mark-start text:name="conversations with gpt-3"/>[7]<text:reference-mark-end text:name="conversations with gpt-3"/><text:tab/>“Conversations with GPT-3”</text:p>
      <text:p text:style-name="P10"><text:tab/>Sven Nilsen, 2021</text:p>
      <text:p text:style-name="P10"><text:tab/><text:a xlink:type="simple" xlink:href="https://github.com/advancedresearch/path_semantics/blob/master/papers-wip2/conversations-with-gpt-3.pdf" text:style-name="Internet_20_link" text:visited-style-name="Visited_20_Internet_20_Link"><text:span text:style-name="T7">https://github.com/advancedresearch/path_semantics/blob/master/papers-wip2/conversations-with-gpt-3.pdf</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2-08T12:51:25.729309481</meta:creation-date>
    <dc:date>2021-12-08T14:39:23.142807970</dc:date>
    <meta:editing-duration>PT10M37S</meta:editing-duration>
    <meta:editing-cycles>3</meta:editing-cycles>
    <meta:generator>LibreOffice/7.2.2.2$MacOSX_X86_64 LibreOffice_project/02b2acce88a210515b4a5bb2e46cbfb63fe97d56</meta:generator>
    <meta:document-statistic meta:table-count="0" meta:image-count="0" meta:object-count="0" meta:page-count="2" meta:paragraph-count="32" meta:word-count="617" meta:character-count="4552" meta:non-whitespace-character-count="3952"/>
  </office:meta>
</office:document-meta>
</file>